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91ffe" officeooo:paragraph-rsid="00191ffe"/>
    </style:style>
    <style:style style:name="P2" style:family="paragraph" style:parent-style-name="Heading_20_1">
      <style:text-properties officeooo:rsid="0019c2c3" officeooo:paragraph-rsid="0019c2c3"/>
    </style:style>
    <style:style style:name="P3" style:family="paragraph" style:parent-style-name="Text_20_body">
      <style:text-properties officeooo:rsid="00177162" officeooo:paragraph-rsid="00177162"/>
    </style:style>
    <style:style style:name="P4" style:family="paragraph" style:parent-style-name="Text_20_body" style:list-style-name="L1">
      <style:text-properties officeooo:rsid="00177162" officeooo:paragraph-rsid="00177162"/>
    </style:style>
    <style:style style:name="P5" style:family="paragraph" style:parent-style-name="Text_20_body" style:list-style-name="L2">
      <style:text-properties officeooo:rsid="00177162" officeooo:paragraph-rsid="00177162"/>
    </style:style>
    <style:style style:name="P6" style:family="paragraph" style:parent-style-name="Text_20_body">
      <style:text-properties officeooo:paragraph-rsid="00177162"/>
    </style:style>
    <style:style style:name="P7" style:family="paragraph" style:parent-style-name="Text_20_body" style:list-style-name="L2">
      <style:text-properties fo:font-weight="bold" officeooo:rsid="00177162" officeooo:paragraph-rsid="00177162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77162" officeooo:paragraph-rsid="00177162" style:font-weight-asian="bold" style:font-weight-complex="bold"/>
    </style:style>
    <style:style style:name="P9" style:family="paragraph" style:parent-style-name="Text_20_body">
      <style:text-properties officeooo:rsid="001b6bd3" officeooo:paragraph-rsid="001b6bd3"/>
    </style:style>
    <style:style style:name="P10" style:family="paragraph" style:parent-style-name="Text_20_body" style:list-style-name="L4">
      <style:text-properties officeooo:rsid="001b6bd3" officeooo:paragraph-rsid="001b6bd3"/>
    </style:style>
    <style:style style:name="P11" style:family="paragraph" style:parent-style-name="Text_20_body" style:list-style-name="L3">
      <style:text-properties officeooo:paragraph-rsid="0019c2c3"/>
    </style:style>
    <style:style style:name="P12" style:family="paragraph" style:parent-style-name="Title">
      <style:text-properties officeooo:rsid="00177162" officeooo:paragraph-rsid="00177162"/>
    </style:style>
    <style:style style:name="T1" style:family="text">
      <style:text-properties officeooo:rsid="001771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c2c3"/>
    </style:style>
    <style:style style:name="T5" style:family="text">
      <style:text-properties officeooo:rsid="001b6b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it notes</text:p>
      <text:h text:style-name="P1" text:outline-level="1">Learn Git In 15 Minutes</text:h>
      <text:p text:style-name="P6"><text:span text:style-name="T1">after creating a new project folder:</text:span></text:p>
      <text:list xml:id="list2129514833" text:style-name="L1">
        <text:list-item>
          <text:p text:style-name="P8">git init</text:p>
        </text:list-item>
        <text:list-item>
          <text:p text:style-name="P4">ls -a</text:p>
        </text:list-item>
        <text:list-item>
          <text:p text:style-name="P4">git status</text:p>
        </text:list-item>
      </text:list>
      <text:p text:style-name="P3"/>
      <text:p text:style-name="P3">after creating a new file in project:</text:p>
      <text:list xml:id="list4166444981" text:style-name="L2">
        <text:list-item>
          <text:p text:style-name="P7">git add file.py</text:p>
        </text:list-item>
        <text:list-item>
          <text:p text:style-name="P7">git commit -m “create file.py” <text:tab/><text:span text:style-name="T3">//commit and includes a message</text:span></text:p>
        </text:list-item>
        <text:list-item>
          <text:p text:style-name="P5">git status</text:p>
        </text:list-item>
        <text:list-item>
          <text:p text:style-name="P5">git log</text:p>
        </text:list-item>
        <text:list-item>
          <text:p text:style-name="P5">NOTE: <text:span text:style-name="T2">git add .<text:tab/></text:span><text:span text:style-name="T3">// adds all changes and new files</text:span></text:p>
        </text:list-item>
      </text:list>
      <text:p text:style-name="P3"><text:span text:style-name="T3"/></text:p>
      <text:h text:style-name="P2" text:outline-level="1">How to create and clone a repo in github on ubunut</text:h>
      <text:list xml:id="list2210370277" text:style-name="L3">
        <text:list-item>
          <text:p text:style-name="P11"><text:span text:style-name="T5">g</text:span><text:span text:style-name="T4">it clone </text:span><text:a xlink:type="simple" xlink:href="https://github.repo/name/and/stuff.py" text:style-name="Internet_20_link" text:visited-style-name="Visited_20_Internet_20_Link"><text:span text:style-name="T4">https://github.repo/name/and/stuff.py</text:span></text:a></text:p>
        </text:list-item>
      </text:list>
      <text:p text:style-name="P9">after creating/adding a file:</text:p>
      <text:list xml:id="list2160126835" text:style-name="L4">
        <text:list-item>
          <text:p text:style-name="P10">git add file.py</text:p>
        </text:list-item>
        <text:list-item>
          <text:p text:style-name="P10">git commit -m “comment about change”</text:p>
        </text:list-item>
        <text:list-item>
          <text:p text:style-name="P10">git push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4:37:34.825790624</meta:creation-date>
    <dc:date>2021-09-14T15:10:45.182839337</dc:date>
    <meta:editing-duration>PT12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95" meta:character-count="469" meta:non-whitespace-character-count="403"/>
  </office:meta>
</office:document-meta>
</file>